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800000011DDD94D9BC86D9ECB.png" manifest:media-type="image/png"/>
  <manifest:file-entry manifest:full-path="Pictures/1000223D000005C2000001BFD178E00981B780D4.svg" manifest:media-type="image/svg+xml"/>
  <manifest:file-entry manifest:full-path="Pictures/100002010000000F0000000E12ABD0C9DE26FA18.png" manifest:media-type="image/png"/>
  <manifest:file-entry manifest:full-path="Pictures/100004840000018300000173A658A9621CBF8DFD.svg" manifest:media-type="image/svg+xml"/>
  <manifest:file-entry manifest:full-path="Pictures/100017BC000003E5000001BF8AE47864C75D03F9.svg" manifest:media-type="image/svg+xml"/>
  <manifest:file-entry manifest:full-path="Pictures/10000643000001D30000013E3AE8AAD1D9173A0B.svg" manifest:media-type="image/svg+xml"/>
  <manifest:file-entry manifest:full-path="Pictures/100022B30000062E000001BFA53DA7E6D5DFE07B.svg" manifest:media-type="image/svg+xml"/>
  <manifest:file-entry manifest:full-path="Pictures/1000020100000023000000117914816EB50E3385.png" manifest:media-type="image/png"/>
  <manifest:file-entry manifest:full-path="Pictures/10000201000000140000000EA9A40CAB85446F56.png" manifest:media-type="image/png"/>
  <manifest:file-entry manifest:full-path="Pictures/100002010000003C000000119608A7463FDD06AA.png" manifest:media-type="image/png"/>
  <manifest:file-entry manifest:full-path="Pictures/100004DE000001CB0000013E03C6CA655A82D76E.svg" manifest:media-type="image/svg+xml"/>
  <manifest:file-entry manifest:full-path="Pictures/10000201000000260000001157615DA38A94D41A.png" manifest:media-type="image/png"/>
  <manifest:file-entry manifest:full-path="Pictures/1000141F00000393000001BFCBB29A6EDB3FF305.svg" manifest:media-type="image/svg+xml"/>
  <manifest:file-entry manifest:full-path="Pictures/10000201000000110000000CA6D7350B155C372F.png" manifest:media-type="image/png"/>
  <manifest:file-entry manifest:full-path="Pictures/1000079F0000021D00000173E8833DC01C8921C7.svg" manifest:media-type="image/svg+xml"/>
  <manifest:file-entry manifest:full-path="Pictures/10000201000000120000000CBDA6214F8C7EF4E0.png" manifest:media-type="image/png"/>
  <manifest:file-entry manifest:full-path="Pictures/100002010000000B0000000E92B95CBED5C64F98.png" manifest:media-type="image/png"/>
  <manifest:file-entry manifest:full-path="Pictures/100003AC0000012E00000173B01282348AFED1C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cm" draw:marker-start-width="0.275cm" draw:marker-end="Linienspitzen_20_1" draw:marker-end-width="0.375cm" draw:fill="none" draw:textarea-vertical-align="middl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0">
        <draw:g>
          <svg:title>TexMaths</svg:title>
          <svg:desc>24§display§H^1(\hat{\Omega})§svg§600§FALSE§</svg:desc>
          <draw:frame draw:style-name="gr1" draw:text-style-name="P1" draw:layer="layout" svg:width="2.39cm" svg:height="1.07cm" svg:x="0.252cm" svg:y="0.552cm">
            <draw:image xlink:href="Pictures/100017BC000003E5000001BF8AE47864C75D03F9.svg" xlink:type="simple" xlink:show="embed" xlink:actuate="onLoad" loext:mime-type="image/svg+xml">
              <text:p/>
            </draw:image>
            <draw:image xlink:href="Pictures/10000201000000260000001157615DA38A94D41A.png" xlink:type="simple" xlink:show="embed" xlink:actuate="onLoad" loext:mime-type="image/png"/>
          </draw:frame>
        </draw:g>
        <draw:g>
          <svg:title>TexMaths</svg:title>
          <svg:desc>24§display§H(\text{curl},\hat{\Omega})§svg§600§FALSE§</svg:desc>
          <draw:frame draw:style-name="gr1" draw:text-style-name="P1" draw:layer="layout" svg:width="3.794cm" svg:height="1.07cm" svg:x="6.841cm" svg:y="0.553cm">
            <draw:image xlink:href="Pictures/100022B30000062E000001BFA53DA7E6D5DFE07B.svg" xlink:type="simple" xlink:show="embed" xlink:actuate="onLoad" loext:mime-type="image/svg+xml">
              <text:p/>
            </draw:image>
            <draw:image xlink:href="Pictures/100002010000003C000000119608A7463FDD06AA.png" xlink:type="simple" xlink:show="embed" xlink:actuate="onLoad" loext:mime-type="image/png"/>
          </draw:frame>
        </draw:g>
        <draw:g>
          <svg:title>TexMaths</svg:title>
          <svg:desc>24§display§L^2(\hat{\Omega})§svg§600§FALSE§</svg:desc>
          <draw:frame draw:style-name="gr1" draw:text-style-name="P1" draw:layer="layout" svg:width="2.194cm" svg:height="1.07cm" svg:x="23.486cm" svg:y="0.553cm">
            <draw:image xlink:href="Pictures/1000141F00000393000001BFCBB29A6EDB3FF305.svg" xlink:type="simple" xlink:show="embed" xlink:actuate="onLoad" loext:mime-type="image/svg+xml">
              <text:p/>
            </draw:image>
            <draw:image xlink:href="Pictures/1000020100000023000000117914816EB50E3385.png" xlink:type="simple" xlink:show="embed" xlink:actuate="onLoad" loext:mime-type="image/png"/>
          </draw:frame>
        </draw:g>
        <draw:g>
          <svg:title>TexMaths</svg:title>
          <svg:desc>24§display§{V_0}§svg§600§FALSE§</svg:desc>
          <draw:polygon draw:style-name="gr2" draw:text-style-name="P2" draw:layer="layout" svg:width="0.712cm" svg:height="0.63cm" svg:x="1.161cm" svg:y="5.15cm" svg:viewBox="0 0 713 631" draw:points="355,631 0,631 0,0 713,0 713,631">
            <text:p/>
          </draw:polygon>
          <draw:path draw:style-name="gr3" draw:text-style-name="P3" draw:layer="layout" svg:width="0.604cm" svg:height="0.596cm" svg:x="1.166cm" svg:y="5.107cm" svg:viewBox="0 0 605 597" svg:d="M485 96c41-65 77-67 108-70 10 0 12-14 12-16 0-8-5-10-12-10-21 0-46 2-70 2-28 0-57-2-84-2-4 0-16 0-16 17 0 9 9 9 14 9 24 3 38 10 38 29 0 12-12 31-12 31l-259 413-58-446c0-15 20-27 58-27 12 0 22 0 22-16 0-8-7-10-12-10-34 0-70 2-106 2-14 0-31 0-46 0-16 0-31-2-45-2-7 0-17 0-17 17 0 9 7 9 22 9 48 0 48 8 50 29l67 523c3 17 5 19 17 19 14 0 17-4 24-16z">
            <text:p/>
          </draw:path>
          <draw:path draw:style-name="gr3" draw:text-style-name="P3" draw:layer="layout" svg:width="0.275cm" svg:height="0.404cm" svg:x="1.639cm" svg:y="5.417cm" svg:viewBox="0 0 276 405" svg:d="M276 204c0-65-7-110-33-154-20-26-58-50-104-50-139 0-139 163-139 204 0 43 0 201 139 201 137 0 137-158 137-201zM139 389c-29 0-65-15-77-65-7-34-7-84-7-127s0-89 7-120c15-48 51-60 77-60 31 0 63 19 72 53 10 33 12 76 12 127 0 43 0 89-9 125-12 55-51 67-75 67z">
            <text:p/>
          </draw:path>
        </draw:g>
        <draw:g>
          <svg:title>TexMaths</svg:title>
          <svg:desc>24§display§{V_1}§svg§600§FALSE§</svg:desc>
          <draw:polygon draw:style-name="gr2" draw:text-style-name="P2" draw:layer="layout" svg:width="0.686cm" svg:height="0.618cm" svg:x="8.689cm" svg:y="5.146cm" svg:viewBox="0 0 687 619" draw:points="343,619 0,619 0,0 687,0 687,619">
            <text:p/>
          </draw:polygon>
          <draw:path draw:style-name="gr3" draw:text-style-name="P3" draw:layer="layout" svg:width="0.604cm" svg:height="0.596cm" svg:x="8.694cm" svg:y="5.103cm" svg:viewBox="0 0 605 597" svg:d="M485 96c41-65 77-67 108-70 10 0 12-14 12-16 0-8-5-10-12-10-21 0-45 2-70 2-28 0-57-2-84-2-4 0-16 0-16 17 0 9 9 9 14 9 24 3 38 10 38 29 0 12-12 31-12 31l-259 413-58-446c0-15 20-27 58-27 12 0 22 0 22-16 0-8-7-10-12-10-34 0-70 2-106 2-14 0-31 0-46 0-16 0-31-2-45-2-7 0-17 0-17 17 0 9 7 9 22 9 48 0 48 8 50 29l67 523c3 17 5 19 17 19 14 0 17-4 24-16z">
            <text:p/>
          </draw:path>
          <draw:path draw:style-name="gr3" draw:text-style-name="P3" draw:layer="layout" svg:width="0.218cm" svg:height="0.392cm" svg:x="9.2cm" svg:y="5.413cm" svg:viewBox="0 0 219 393" svg:d="M134 17c0-17 0-17-16-17-39 38-94 38-118 38v22c14 0 53 0 86-17v303c0 19 0 26-60 26h-21v21c9 0 84-2 105-2 20 0 94 2 109 2v-21h-24c-61 0-61-7-61-26z">
            <text:p/>
          </draw:path>
        </draw:g>
        <draw:g>
          <svg:title>TexMaths</svg:title>
          <svg:desc>24§display§{V_2}§svg§600§FALSE§</svg:desc>
          <draw:polygon draw:style-name="gr2" draw:text-style-name="P2" draw:layer="layout" svg:width="0.705cm" svg:height="0.618cm" svg:x="16.909cm" svg:y="5.144cm" svg:viewBox="0 0 706 619" draw:points="353,619 0,619 0,0 706,0 706,619">
            <text:p/>
          </draw:polygon>
          <draw:path draw:style-name="gr3" draw:text-style-name="P3" draw:layer="layout" svg:width="0.604cm" svg:height="0.596cm" svg:x="16.914cm" svg:y="5.101cm" svg:viewBox="0 0 605 597" svg:d="M485 96c41-65 77-67 108-70 10 0 12-14 12-16 0-8-5-10-12-10-22 0-46 2-70 2-28 0-57-2-84-2-4 0-16 0-16 17 0 9 9 9 14 9 24 3 38 10 38 29 0 12-12 31-12 31l-259 413-58-446c0-15 20-27 58-27 12 0 22 0 22-16 0-8-8-10-12-10-34 0-70 2-106 2-14 0-31 0-46 0-16 0-31-2-45-2-7 0-17 0-17 17 0 9 7 9 22 9 48 0 48 8 50 29l67 523c3 17 5 19 17 19 14 0 17-4 24-16z">
            <text:p/>
          </draw:path>
          <draw:path draw:style-name="gr3" draw:text-style-name="P3" draw:layer="layout" svg:width="0.263cm" svg:height="0.392cm" svg:x="17.394cm" svg:y="5.411cm" svg:viewBox="0 0 264 393" svg:d="M264 286h-22c0 14-7 48-14 55-5 2-50 2-60 2h-108c62-55 82-72 118-98 45-36 86-72 86-130 0-72-65-115-139-115-75 0-125 53-125 106 0 31 26 33 31 33 15 0 31-9 31-31 0-10-2-31-33-31 17-43 57-55 86-55 60 0 91 45 91 93 0 53-38 94-57 115l-144 142c-5 5-5 5-5 21h245z">
            <text:p/>
          </draw:path>
        </draw:g>
        <draw:g>
          <svg:title>TexMaths</svg:title>
          <svg:desc>24§display§{V_3}§svg§600§FALSE§</svg:desc>
          <draw:polygon draw:style-name="gr2" draw:text-style-name="P2" draw:layer="layout" svg:width="0.71cm" svg:height="0.63cm" svg:x="24cm" svg:y="5.147cm" svg:viewBox="0 0 711 631" draw:points="355,631 0,631 0,0 711,0 711,631">
            <text:p/>
          </draw:polygon>
          <draw:path draw:style-name="gr3" draw:text-style-name="P3" draw:layer="layout" svg:width="0.604cm" svg:height="0.596cm" svg:x="24.005cm" svg:y="5.104cm" svg:viewBox="0 0 605 597" svg:d="M485 96c41-65 77-67 108-70 10 0 12-14 12-16 0-8-5-10-12-10-21 0-46 2-70 2-28 0-57-2-84-2-4 0-16 0-16 17 0 9 9 9 14 9 24 3 38 10 38 29 0 12-12 31-12 31l-259 413-58-446c0-15 20-27 58-27 12 0 22 0 22-16 0-8-7-10-12-10-34 0-70 2-106 2-14 0-31 0-46 0-16 0-31-2-45-2-7 0-17 0-17 17 0 9 7 9 22 9 48 0 48 8 50 29l67 523c3 17 5 19 17 19 14 0 17-4 24-16z">
            <text:p/>
          </draw:path>
          <draw:path draw:style-name="gr3" draw:text-style-name="P3" draw:layer="layout" svg:width="0.273cm" svg:height="0.404cm" svg:x="24.48cm" svg:y="5.414cm" svg:viewBox="0 0 274 405" svg:d="M130 197c48 0 81 31 81 96 0 72-43 93-79 93-24 0-74-5-101-40 29 0 36-22 36-34 0-19-14-31-33-31-17 0-34 9-34 33 0 55 62 91 134 91 82 0 140-55 140-112 0-48-39-94-104-108 63-22 85-67 85-103 0-46-53-82-121-82-64 0-115 31-115 79 0 22 12 31 31 31 17 0 29-12 29-28 0-20-12-32-29-32 20-26 60-33 84-33 27 0 63 14 63 65 0 26-7 52-24 72-19 21-36 24-65 24-14 2-17 2-19 2-3 0-7 0-7 7 0 10 7 10 16 10z">
            <text:p/>
          </draw:path>
        </draw:g>
        <draw:g>
          <svg:title>TexMaths</svg:title>
          <svg:desc>24§display§\Pi_0§svg§600§FALSE§</svg:desc>
          <draw:polygon draw:style-name="gr2" draw:text-style-name="P2" draw:layer="layout" svg:width="0.851cm" svg:height="0.628cm" svg:x="0.286cm" svg:y="2.844cm" svg:viewBox="0 0 852 629" draw:points="427,629 0,629 0,0 852,0 852,629">
            <text:p/>
          </draw:polygon>
          <draw:path draw:style-name="gr3" draw:text-style-name="P3" draw:layer="layout" svg:width="0.577cm" svg:height="0.575cm" svg:x="0.272cm" svg:y="2.801cm" svg:viewBox="0 0 578 576" svg:d="M492 67c0-31 0-41 67-41h19v-26h-578v26h19c67 0 67 10 67 41v442c0 31 0 41-67 41h-19v26c29-2 91-2 125-2 31 0 96 0 125 2v-26h-20c-67 0-67-10-67-41v-483h252v483c0 31 0 41-67 41h-19v26c29-2 91-2 125-2 31 0 95 0 124 2v-26h-19c-67 0-67-10-67-41z">
            <text:p/>
          </draw:path>
          <draw:path draw:style-name="gr3" draw:text-style-name="P3" draw:layer="layout" svg:width="0.275cm" svg:height="0.405cm" svg:x="0.903cm" svg:y="3.108cm" svg:viewBox="0 0 276 406" svg:d="M276 204c0-65-7-110-34-154-19-26-57-50-103-50-139 0-139 163-139 204 0 43 0 202 139 202 137 0 137-159 137-202zM139 389c-29 0-65-14-77-65-7-34-7-84-7-127s0-89 7-120c15-48 51-60 77-60 31 0 63 19 72 53 10 33 12 76 12 127 0 43 0 89-9 125-12 55-51 67-75 67z">
            <text:p/>
          </draw:path>
        </draw:g>
        <draw:g>
          <svg:title>TexMaths</svg:title>
          <svg:desc>24§display§\boldsymbol{\Pi}_1§svg§600§FALSE§</svg:desc>
          <draw:frame draw:style-name="gr4" draw:text-style-name="P4" draw:layer="layout" svg:width="1.099cm" svg:height="0.761cm" svg:x="7.893cm" svg:y="2.803cm">
            <draw:image xlink:href="Pictures/100004DE000001CB0000013E03C6CA655A82D76E.svg" xlink:type="simple" xlink:show="embed" xlink:actuate="onLoad" loext:mime-type="image/svg+xml">
              <text:p/>
            </draw:image>
            <draw:image xlink:href="Pictures/10000201000000110000000CA6D7350B155C372F.png" xlink:type="simple" xlink:show="embed" xlink:actuate="onLoad" loext:mime-type="image/png"/>
          </draw:frame>
        </draw:g>
        <draw:g>
          <svg:title>TexMaths</svg:title>
          <svg:desc>24§display§\boldsymbol{\Pi}_2§svg§600§FALSE§</svg:desc>
          <draw:frame draw:style-name="gr4" draw:text-style-name="P4" draw:layer="layout" svg:width="1.118cm" svg:height="0.761cm" svg:x="16.021cm" svg:y="2.903cm">
            <draw:image xlink:href="Pictures/10000643000001D30000013E3AE8AAD1D9173A0B.svg" xlink:type="simple" xlink:show="embed" xlink:actuate="onLoad" loext:mime-type="image/svg+xml">
              <text:p/>
            </draw:image>
            <draw:image xlink:href="Pictures/10000201000000120000000CBDA6214F8C7EF4E0.png" xlink:type="simple" xlink:show="embed" xlink:actuate="onLoad" loext:mime-type="image/png"/>
          </draw:frame>
        </draw:g>
        <draw:g>
          <svg:title>TexMaths</svg:title>
          <svg:desc>24§display§\Pi_3§svg§600§FALSE§</svg:desc>
          <draw:polygon draw:style-name="gr2" draw:text-style-name="P2" draw:layer="layout" svg:width="0.851cm" svg:height="0.628cm" svg:x="23.056cm" svg:y="2.945cm" svg:viewBox="0 0 852 629" draw:points="425,629 0,629 0,0 852,0 852,629">
            <text:p/>
          </draw:polygon>
          <draw:path draw:style-name="gr3" draw:text-style-name="P3" draw:layer="layout" svg:width="0.577cm" svg:height="0.575cm" svg:x="23.042cm" svg:y="2.902cm" svg:viewBox="0 0 578 576" svg:d="M492 67c0-31 0-41 67-41h19v-26h-578v26h19c67 0 67 10 67 41v442c0 31 0 41-67 41h-19v26c29-2 91-2 125-2 31 0 96 0 125 2v-26h-20c-67 0-67-10-67-41v-483h252v483c0 31 0 41-67 41h-19v26c29-2 91-2 125-2 31 0 95 0 124 2v-26h-19c-67 0-67-10-67-41z">
            <text:p/>
          </draw:path>
          <draw:path draw:style-name="gr3" draw:text-style-name="P3" draw:layer="layout" svg:width="0.273cm" svg:height="0.405cm" svg:x="23.675cm" svg:y="3.209cm" svg:viewBox="0 0 274 406" svg:d="M130 197c48 0 81 31 81 96 0 72-43 94-79 94-24 0-74-5-101-41 29 0 36-22 36-34 0-19-14-31-33-31-17 0-34 9-34 33 0 56 62 92 134 92 82 0 140-56 140-113 0-48-39-94-104-108 63-22 84-67 84-103 0-46-52-82-120-82-64 0-115 31-115 79 0 22 12 31 31 31 17 0 29-12 29-28 0-20-12-32-29-32 20-26 60-33 84-33 27 0 63 14 63 65 0 26-7 52-24 72-19 21-36 24-65 24-14 2-17 2-19 2-3 0-5 0-5 7 0 10 5 10 14 10z">
            <text:p/>
          </draw:path>
        </draw:g>
        <draw:g>
          <svg:title>TexMaths</svg:title>
          <svg:desc>24§display§\hat{\nabla}§svg§600§FALSE§</svg:desc>
          <draw:frame draw:style-name="gr1" draw:text-style-name="P1" draw:layer="layout" svg:width="0.722cm" svg:height="0.888cm" svg:x="4.403cm" svg:y="0.051cm">
            <draw:image xlink:href="Pictures/100003AC0000012E00000173B01282348AFED1C8.svg" xlink:type="simple" xlink:show="embed" xlink:actuate="onLoad" loext:mime-type="image/svg+xml">
              <text:p/>
            </draw:image>
            <draw:image xlink:href="Pictures/100002010000000B0000000E92B95CBED5C64F98.png" xlink:type="simple" xlink:show="embed" xlink:actuate="onLoad" loext:mime-type="image/png"/>
          </draw:frame>
        </draw:g>
        <draw:line draw:style-name="gr5" draw:text-style-name="P1" draw:layer="layout" svg:x1="2.419cm" svg:y1="5.486cm" svg:x2="8.2cm" svg:y2="5.486cm">
          <text:p/>
        </draw:line>
        <draw:line draw:style-name="gr5" draw:text-style-name="P1" draw:layer="layout" svg:x1="3cm" svg:y1="1.1cm" svg:x2="6.6cm" svg:y2="1.1cm">
          <text:p/>
        </draw:line>
        <draw:line draw:style-name="gr5" draw:text-style-name="P1" draw:layer="layout" svg:x1="1.5cm" svg:y1="1.8cm" svg:x2="1.5cm" svg:y2="4.8cm">
          <text:p/>
        </draw:line>
        <draw:line draw:style-name="gr5" draw:text-style-name="P1" draw:layer="layout" svg:x1="11cm" svg:y1="1.1cm" svg:x2="15.4cm" svg:y2="1.1cm">
          <text:p/>
        </draw:line>
        <draw:line draw:style-name="gr5" draw:text-style-name="P1" draw:layer="layout" svg:x1="19.3cm" svg:y1="1.1cm" svg:x2="23.2cm" svg:y2="1.1cm">
          <text:p/>
        </draw:line>
        <draw:line draw:style-name="gr5" draw:text-style-name="P1" draw:layer="layout" svg:x1="9.7cm" svg:y1="5.5cm" svg:x2="16.7cm" svg:y2="5.5cm">
          <text:p/>
        </draw:line>
        <draw:line draw:style-name="gr5" draw:text-style-name="P1" draw:layer="layout" svg:x1="9.1cm" svg:y1="1.788cm" svg:x2="9.1cm" svg:y2="4.8cm">
          <text:p/>
        </draw:line>
        <draw:line draw:style-name="gr5" draw:text-style-name="P1" draw:layer="layout" svg:x1="17.3cm" svg:y1="1.776cm" svg:x2="17.3cm" svg:y2="4.8cm">
          <text:p/>
        </draw:line>
        <draw:line draw:style-name="gr5" draw:text-style-name="P1" draw:layer="layout" svg:x1="24.3cm" svg:y1="1.764cm" svg:x2="24.3cm" svg:y2="4.8cm">
          <text:p/>
        </draw:line>
        <draw:line draw:style-name="gr5" draw:text-style-name="P1" draw:layer="layout" svg:x1="18.008cm" svg:y1="5.492cm" svg:x2="23.789cm" svg:y2="5.506cm">
          <text:p/>
        </draw:line>
        <draw:g>
          <svg:title>TexMaths</svg:title>
          <svg:desc>24§display§\hat{\nabla}\times§svg§600§FALSE§</svg:desc>
          <draw:frame draw:style-name="gr1" draw:text-style-name="P1" draw:layer="layout" svg:width="1.296cm" svg:height="0.888cm" svg:x="12.403cm" svg:y="0.051cm">
            <draw:image xlink:href="Pictures/1000079F0000021D00000173E8833DC01C8921C7.svg" xlink:type="simple" xlink:show="embed" xlink:actuate="onLoad" loext:mime-type="image/svg+xml">
              <text:p/>
            </draw:image>
            <draw:image xlink:href="Pictures/10000201000000140000000EA9A40CAB85446F56.png" xlink:type="simple" xlink:show="embed" xlink:actuate="onLoad" loext:mime-type="image/png"/>
          </draw:frame>
        </draw:g>
        <draw:g>
          <svg:title>TexMaths</svg:title>
          <svg:desc>24§display§\hat{\nabla}\cdot§svg§600§FALSE§</svg:desc>
          <draw:frame draw:style-name="gr1" draw:text-style-name="P1" draw:layer="layout" svg:width="0.926cm" svg:height="0.888cm" svg:x="20.703cm" svg:y="0.051cm">
            <draw:image xlink:href="Pictures/100004840000018300000173A658A9621CBF8DFD.svg" xlink:type="simple" xlink:show="embed" xlink:actuate="onLoad" loext:mime-type="image/svg+xml">
              <text:p/>
            </draw:image>
            <draw:image xlink:href="Pictures/100002010000000F0000000E12ABD0C9DE26FA18.png" xlink:type="simple" xlink:show="embed" xlink:actuate="onLoad" loext:mime-type="image/png"/>
          </draw:frame>
        </draw:g>
        <draw:g>
          <svg:title>TexMaths</svg:title>
          <svg:desc>24§display§H(\text{div},\hat{\Omega})§svg§600§FALSE§</svg:desc>
          <draw:frame draw:style-name="gr1" draw:text-style-name="P1" draw:layer="layout" svg:width="3.535cm" svg:height="1.07cm" svg:x="15.542cm" svg:y="0.553cm">
            <draw:image xlink:href="Pictures/1000223D000005C2000001BFD178E00981B780D4.svg" xlink:type="simple" xlink:show="embed" xlink:actuate="onLoad" loext:mime-type="image/svg+xml">
              <text:p/>
            </draw:image>
            <draw:image xlink:href="Pictures/100002010000003800000011DDD94D9BC86D9ECB.png" xlink:type="simple" xlink:show="embed" xlink:actuate="onLoad" loext:mime-type="image/png"/>
          </draw:frame>
        </draw:g>
        <draw:g>
          <svg:title>TexMaths</svg:title>
          <svg:desc>24§display§\hat{\nabla}\times§svg§600§FALSE§</svg:desc>
          <draw:frame draw:style-name="gr1" draw:text-style-name="P1" draw:layer="layout" svg:width="1.296cm" svg:height="0.888cm" svg:x="12.403cm" svg:y="4.351cm">
            <draw:image xlink:href="Pictures/1000079F0000021D00000173E8833DC01C8921C7.svg" xlink:type="simple" xlink:show="embed" xlink:actuate="onLoad" loext:mime-type="image/svg+xml">
              <text:p/>
            </draw:image>
            <draw:image xlink:href="Pictures/10000201000000140000000EA9A40CAB85446F56.png" xlink:type="simple" xlink:show="embed" xlink:actuate="onLoad" loext:mime-type="image/png"/>
          </draw:frame>
        </draw:g>
        <draw:g>
          <svg:title>TexMaths</svg:title>
          <svg:desc>24§display§\hat{\nabla}\cdot§svg§600§FALSE§</svg:desc>
          <draw:frame draw:style-name="gr1" draw:text-style-name="P1" draw:layer="layout" svg:width="0.926cm" svg:height="0.888cm" svg:x="20.703cm" svg:y="4.351cm">
            <draw:image xlink:href="Pictures/100004840000018300000173A658A9621CBF8DFD.svg" xlink:type="simple" xlink:show="embed" xlink:actuate="onLoad" loext:mime-type="image/svg+xml">
              <text:p/>
            </draw:image>
            <draw:image xlink:href="Pictures/100002010000000F0000000E12ABD0C9DE26FA18.png" xlink:type="simple" xlink:show="embed" xlink:actuate="onLoad" loext:mime-type="image/png"/>
          </draw:frame>
        </draw:g>
        <draw:g>
          <svg:title>TexMaths</svg:title>
          <svg:desc>24§display§\hat{\nabla}§svg§600§FALSE§</svg:desc>
          <draw:frame draw:style-name="gr1" draw:text-style-name="P1" draw:layer="layout" svg:width="0.722cm" svg:height="0.888cm" svg:x="4.403cm" svg:y="4.351cm">
            <draw:image xlink:href="Pictures/100003AC0000012E00000173B01282348AFED1C8.svg" xlink:type="simple" xlink:show="embed" xlink:actuate="onLoad" loext:mime-type="image/svg+xml">
              <text:p/>
            </draw:image>
            <draw:image xlink:href="Pictures/100002010000000B0000000E92B95CBED5C64F98.png" xlink:type="simple" xlink:show="embed" xlink:actuate="onLoad" loext:mime-type="image/png"/>
          </draw:fram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2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1000003814697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13cm" fo:margin-bottom="0cm" fo:text-indent="0cm"/>
      <style:text-properties fo:font-size="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084cm" fo:margin-bottom="0cm" fo:text-indent="0cm"/>
      <style:text-properties fo:font-size="6.9000000953674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056cm" fo:margin-bottom="0cm" fo:text-indent="0cm"/>
      <style:text-properties fo:font-size="5.69999980926514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cm" fo:page-height="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2.075cm" svg:x="1cm" svg:y="5.235cm"/>
      <draw:page-thumbnail draw:layer="backgroundobjects" svg:width="8.999cm" svg:height="2.075cm" svg:x="1cm" svg:y="13.811cm"/>
      <draw:page-thumbnail draw:layer="backgroundobjects" svg:width="8.999cm" svg:height="2.075cm" svg:x="1cm" svg:y="22.387cm"/>
      <draw:page-thumbnail draw:layer="backgroundobjects" svg:width="8.999cm" svg:height="2.075cm" svg:x="11cm" svg:y="5.235cm"/>
      <draw:page-thumbnail draw:layer="backgroundobjects" svg:width="8.999cm" svg:height="2.075cm" svg:x="11cm" svg:y="13.811cm"/>
      <draw:page-thumbnail draw:layer="backgroundobjects" svg:width="8.999cm" svg:height="2.075cm" svg:x="11cm" svg:y="22.387cm"/>
    </style:handout-master>
    <style:master-page style:name="Standard" style:page-layout-name="PM1" draw:style-name="Mdp1">
      <draw:frame presentation:style-name="Standard-title" draw:layer="backgroundobjects" svg:width="23.399cm" svg:height="1.001cm" svg:x="1.3cm" svg:y="0.238cm" presentation:class="title" presentation:placeholder="true">
        <draw:text-box/>
      </draw:frame>
      <draw:frame presentation:style-name="Standard-outline1" draw:layer="backgroundobjects" svg:width="23.399cm" svg:height="3.479cm" svg:x="1.3cm" svg:y="1.404cm" presentation:class="outline" presentation:placeholder="true">
        <draw:text-box/>
      </draw:frame>
      <draw:frame presentation:style-name="Mpr1" draw:text-style-name="MP2" draw:layer="backgroundobjects" svg:width="6.057cm" svg:height="0.413cm" svg:x="1.3cm" svg:y="5.4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41cm" svg:height="0.413cm" svg:x="8.892cm" svg:y="5.46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57cm" svg:height="0.413cm" svg:x="18.642cm" svg:y="5.46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12T14:03:11.946054395</meta:creation-date>
    <dc:date>2020-06-15T09:50:25.611942779</dc:date>
    <meta:editing-duration>PT1H51M11S</meta:editing-duration>
    <meta:editing-cycles>17</meta:editing-cycles>
    <meta:generator>LibreOffice/6.4.3.2$Linux_X86_64 LibreOffice_project/40$Build-2</meta:generator>
    <meta:document-statistic meta:object-count="81"/>
    <meta:user-defined meta:name="TexMathsIgnorePreamble">FALSE</meta:user-defined>
    <meta:user-defined meta:name="TexMathsPreamble">% LaTex Compiler§§\usepackage{amsmath}§\usepackage{amssymb}§\usepackage[usenames]{color}§§% Uncomment this line for sans-serif maths font§% 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